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817cm"/>
    </style:style>
    <style:style style:name="gr2" style:family="graphic" style:parent-style-name="standard">
      <style:graphic-properties draw:stroke="none" draw:fill="none" fo:min-height="3.3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706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Courier" fo:font-size="14pt" style:font-size-asian="14pt" style:font-size-complex="14pt"/>
    </style:style>
    <style:style style:name="P2" style:family="paragraph">
      <style:paragraph-properties fo:text-align="center"/>
      <style:text-properties style:font-name="Courier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style:font-name="Courier" fo:font-size="14pt" style:font-size-asian="14pt" style:font-size-complex="14pt"/>
    </style:style>
    <style:style style:name="T2" style:family="text">
      <style:text-properties style:font-name="Courier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9.014cm" svg:height="4.509cm" svg:x="1.524cm" svg:y="5.399cm" presentation:class="subtitle" presentation:user-transformed="true">
          <draw:text-box>
            <text:p text:style-name="P1"><text:span text:style-name="T1">TacCopy(.T1, A)</text:span></text:p>
            <text:p text:style-name="P1"><text:span text:style-name="T1">TacCopy(.T2, B)</text:span></text:p>
            <text:p text:style-name="P1"><text:span text:style-name="T1">TacBinOp(.T3, .T1, ADD, T2)</text:span></text:p>
            <text:p text:style-name="P1"><text:span text:style-name="T1">=&gt;</text:span></text:p>
            <text:p text:style-name="P1"><text:span text:style-name="T2">TacBinOp(.T3, A, B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8.503cm" svg:height="3.067cm" svg:x="10.401cm" svg:y="5.369cm">
          <draw:text-box>
            <text:p text:style-name="P2"><text:span text:style-name="T1">TacCopy(.T1, A)</text:span></text:p>
            <text:p text:style-name="P3"><text:span text:style-name="T1">TacCopy(.T2, .T1)</text:span></text:p>
            <text:p text:style-name="P3"><text:span text:style-name="T1">=&gt;</text:span></text:p>
            <text:p text:style-name="P3"><text:span text:style-name="T2">TacCopy(.T2, A)</text:span></text:p>
          </draw:text-box>
        </draw:frame>
        <draw:frame draw:style-name="gr2" draw:text-style-name="P2" draw:layer="layout" svg:width="8.503cm" svg:height="3.575cm" svg:x="10.301cm" svg:y="8.998cm">
          <draw:text-box>
            <text:p text:style-name="P2"><text:span text:style-name="T1">TacCopyInt(.T1, 9)</text:span></text:p>
            <text:p text:style-name="P3"><text:span text:style-name="T1">TacCopy(a, .T1)</text:span></text:p>
            <text:p text:style-name="P3"><text:span text:style-name="T1">=&gt;</text:span></text:p>
            <text:p text:style-name="P3"><text:span text:style-name="T2">TacCopyInt(a, 9)</text:span></text:p>
          </draw:text-box>
        </draw:frame>
        <draw:frame presentation:style-name="pr2" draw:text-style-name="P1" draw:layer="layout" svg:width="9.014cm" svg:height="3.946cm" svg:x="1.4cm" svg:y="9.264cm">
          <draw:text-box>
            <text:p text:style-name="P1"><text:span text:style-name="T1">TacCopyInt(.T1, 0)</text:span></text:p>
            <text:p text:style-name="P1"><text:span text:style-name="T1">TacBinOp(.T2, a, ADD, .T1)</text:span></text:p>
            <text:p text:style-name="P1"><text:span text:style-name="T1">=&gt;</text:span></text:p>
            <text:p text:style-name="P1"><text:span text:style-name="T2">TacBinOp(.T2, a, .C0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2" draw:text-style-name="P2" draw:layer="layout" svg:width="8.503cm" svg:height="3.575cm" svg:x="10.302cm" svg:y="8.999cm">
          <draw:text-box>
            <text:p text:style-name="P2"><text:span text:style-name="T1">TacCopyInt(.T1, 9)</text:span></text:p>
            <text:p text:style-name="P3"><text:span text:style-name="T1">TacCopy(a, .T1)</text:span></text:p>
            <text:p text:style-name="P3"><text:span text:style-name="T1">=&gt;</text:span></text:p>
            <text:p text:style-name="P3"><text:span text:style-name="T2">TacCopyInt(a, 9)</text:span></text:p>
          </draw:text-box>
        </draw:frame>
        <draw:frame draw:style-name="gr2" draw:text-style-name="P2" draw:layer="layout" svg:width="8.503cm" svg:height="3.575cm" svg:x="6.35cm" svg:y="12.574cm">
          <draw:text-box>
            <text:p text:style-name="P2"><text:span text:style-name="T1">TacCopy(.T1, a)</text:span></text:p>
            <text:p text:style-name="P3"><text:span text:style-name="T1">TacBinOp(a, .T3, ADD, .T1)</text:span></text:p>
            <text:p text:style-name="P3"><text:span text:style-name="T1">=&gt;</text:span></text:p>
            <text:p text:style-name="P3"><text:span text:style-name="T2">TacBinOp(a, .T3, ADD, a)</text:span></text:p>
          </draw:text-box>
        </draw:frame>
        <draw:line draw:style-name="gr3" draw:text-style-name="P3" draw:layer="layout" svg:x1="1.524cm" svg:y1="8.636cm" svg:x2="18.542cm" svg:y2="8.636cm">
          <text:p/>
        </draw:line>
        <draw:line draw:style-name="gr3" draw:text-style-name="P3" draw:layer="layout" svg:x1="10.614cm" svg:y1="4.926cm" svg:x2="10.668cm" svg:y2="12.092cm">
          <text:p/>
        </draw:line>
        <draw:line draw:style-name="gr3" draw:text-style-name="P3" draw:layer="layout" svg:x1="6.196cm" svg:y1="12.092cm" svg:x2="14.832cm" svg:y2="12.092cm">
          <text:p/>
        </draw:line>
        <draw:frame draw:style-name="gr4" draw:text-style-name="P4" draw:layer="layout" svg:width="0.934cm" svg:height="0.649cm" svg:x="1.778cm" svg:y="5.334cm">
          <draw:text-box>
            <text:p text:style-name="P4"><text:span text:style-name="T3">(1)</text:span></text:p>
          </draw:text-box>
        </draw:frame>
        <draw:frame draw:style-name="gr4" draw:text-style-name="P4" draw:layer="layout" svg:width="0.934cm" svg:height="0.649cm" svg:x="10.75cm" svg:y="5.369cm">
          <draw:text-box>
            <text:p text:style-name="P4"><text:span text:style-name="T3">(2)</text:span></text:p>
          </draw:text-box>
        </draw:frame>
        <draw:frame draw:style-name="gr4" draw:text-style-name="P4" draw:layer="layout" svg:width="0.934cm" svg:height="0.649cm" svg:x="10.75cm" svg:y="8.77cm">
          <draw:text-box>
            <text:p text:style-name="P4"><text:span text:style-name="T3">(3)</text:span></text:p>
          </draw:text-box>
        </draw:frame>
        <draw:frame draw:style-name="gr4" draw:text-style-name="P4" draw:layer="layout" svg:width="0.934cm" svg:height="0.649cm" svg:x="10.75cm" svg:y="5.37cm">
          <draw:text-box>
            <text:p text:style-name="P4"><text:span text:style-name="T3">(2)</text:span></text:p>
          </draw:text-box>
        </draw:frame>
        <draw:frame draw:style-name="gr4" draw:text-style-name="P4" draw:layer="layout" svg:width="0.934cm" svg:height="0.649cm" svg:x="1.75cm" svg:y="8.771cm">
          <draw:text-box>
            <text:p text:style-name="P4"><text:span text:style-name="T3">(4)</text:span></text:p>
          </draw:text-box>
        </draw:frame>
        <draw:frame draw:style-name="gr4" draw:text-style-name="P4" draw:layer="layout" svg:width="0.934cm" svg:height="0.649cm" svg:x="5.95cm" svg:y="12.172cm">
          <draw:text-box>
            <text:p text:style-name="P4"><text:span text:style-name="T3">(5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08:39:22.665230228</meta:creation-date>
    <dc:date>2016-05-10T10:38:51.569444623</dc:date>
    <meta:editing-duration>PT1H44M18S</meta:editing-duration>
    <meta:editing-cycles>1</meta:editing-cycles>
    <meta:document-statistic meta:object-count="39"/>
    <meta:generator>LibreOffice/4.2.8.2$Linux_X86_64 LibreOffice_project/420m0$Build-2</meta:generator>
  </office:meta>
</office:document-meta>
</file>